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25b" officeooo:paragraph-rsid="001f525b"/>
    </style:style>
    <style:style style:name="P2" style:family="paragraph" style:parent-style-name="Standard" style:master-page-name="">
      <style:paragraph-properties fo:margin-left="0in" fo:margin-right="0in" fo:text-indent="0.25in" style:auto-text-indent="false" style:page-number="auto"/>
      <style:text-properties officeooo:rsid="001f525b" officeooo:paragraph-rsid="001f525b"/>
    </style:style>
    <style:style style:name="P3" style:family="paragraph" style:parent-style-name="Standard" style:master-page-name="">
      <style:paragraph-properties fo:margin-left="0in" fo:margin-right="0in" fo:text-indent="0in" style:auto-text-indent="false" style:page-number="auto"/>
      <style:text-properties style:text-underline-style="solid" style:text-underline-width="auto" style:text-underline-color="font-color" fo:font-weight="bold" officeooo:rsid="001f525b" officeooo:paragraph-rsid="001f525b" style:font-weight-asian="bold" style:font-weight-complex="bold"/>
    </style:style>
    <style:style style:name="P4" style:family="paragraph" style:parent-style-name="Standard">
      <style:paragraph-properties fo:margin-left="0in" fo:margin-right="0in" fo:text-indent="0.25in" style:auto-text-indent="false"/>
      <style:text-properties officeooo:rsid="001f525b" officeooo:paragraph-rsid="001f525b"/>
    </style:style>
    <style:style style:name="P5" style:family="paragraph" style:parent-style-name="Standard">
      <style:paragraph-properties fo:margin-left="0in" fo:margin-right="0in" fo:text-indent="0.25in" style:auto-text-indent="false"/>
      <style:text-properties style:text-underline-style="solid" style:text-underline-width="auto" style:text-underline-color="font-color" fo:font-weight="bold" officeooo:rsid="00230ab8" officeooo:paragraph-rsid="00230ab8" style:font-weight-asian="bold" style:font-weight-complex="bold"/>
    </style:style>
    <style:style style:name="P6" style:family="paragraph" style:parent-style-name="Standard">
      <style:paragraph-properties fo:margin-left="0in" fo:margin-right="0in" fo:text-indent="0.25in" style:auto-text-indent="false"/>
      <style:text-properties style:text-underline-style="solid" style:text-underline-width="auto" style:text-underline-color="font-color" fo:font-weight="bold" officeooo:rsid="00249507" officeooo:paragraph-rsid="00249507" style:font-weight-asian="bold" style:font-weight-complex="bold"/>
    </style:style>
    <style:style style:name="P7" style:family="paragraph" style:parent-style-name="Standard">
      <style:paragraph-properties fo:margin-left="0in" fo:margin-right="0in" fo:text-indent="0.25in" style:auto-text-indent="false"/>
      <style:text-properties style:text-underline-style="none" fo:font-weight="bold" officeooo:rsid="00230ab8" officeooo:paragraph-rsid="00230ab8" style:font-weight-asian="bold" style:font-weight-complex="bold"/>
    </style:style>
    <style:style style:name="P8" style:family="paragraph" style:parent-style-name="Standard" style:master-page-name="">
      <style:paragraph-properties fo:margin-left="0in" fo:margin-right="0in" fo:text-indent="0.25in" style:auto-text-indent="false" style:page-number="auto"/>
      <style:text-properties officeooo:rsid="001f525b" officeooo:paragraph-rsid="001f525b"/>
    </style:style>
    <style:style style:name="P9" style:family="paragraph" style:parent-style-name="Standard" style:master-page-name="">
      <style:paragraph-properties fo:margin-left="0in" fo:margin-right="0in" fo:text-indent="0.25in" style:auto-text-indent="false" style:page-number="auto"/>
      <style:text-properties style:text-underline-style="solid" style:text-underline-width="auto" style:text-underline-color="font-color" fo:font-weight="bold" officeooo:rsid="00230ab8" officeooo:paragraph-rsid="00230ab8" style:font-weight-asian="bold" style:font-weight-complex="bold"/>
    </style:style>
    <style:style style:name="P10" style:family="paragraph" style:parent-style-name="Standard" style:master-page-name="">
      <style:paragraph-properties fo:margin-left="0in" fo:margin-right="0in" fo:text-indent="0.25in" style:auto-text-indent="false" style:page-number="auto">
        <style:tab-stops>
          <style:tab-stop style:position="0in"/>
        </style:tab-stops>
      </style:paragraph-properties>
      <style:text-properties style:text-underline-style="none" fo:font-weight="normal" officeooo:rsid="00230ab8" officeooo:paragraph-rsid="00230ab8" style:font-weight-asian="normal" style:font-weight-complex="normal"/>
    </style:style>
    <style:style style:name="P11"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230ab8" officeooo:paragraph-rsid="00230ab8" style:font-weight-asian="bold"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49507"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text-underline-style="none" fo:font-weight="normal" officeooo:rsid="00249507" style:font-style-asian="italic" style:font-weight-asian="normal" style:font-style-complex="italic"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249507"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61 Final Project: String Matching</text:p>
      <text:p text:style-name="P1">Kevin Omidvaran</text:p>
      <text:p text:style-name="P1">Nick Schrandt</text:p>
      <text:p text:style-name="P1">University of New Mexico – Computer Science</text:p>
      <text:p text:style-name="P1"/>
      <text:p text:style-name="P3">Introduction:</text:p>
      <text:p text:style-name="P2"/>
      <text:p text:style-name="P2">In this project we will be implementing three different string matching algorithms in C programming language; the brute force/naive algorithm, the Rabin-Karp algorithm, and the Knuth-Morris-Pratt algorithm. We will test the run-time and accuracy of these three algorithms with test input to determine which of the three has the best performance.</text:p>
      <text:p text:style-name="P4"/>
      <text:p text:style-name="P11">Preliminaries:</text:p>
      <text:p text:style-name="P11"/>
      <text:p text:style-name="P10">In order to guarantee more accurate testing, we designed all three algorithms to read in the text file in the same way. Each algorithm receives the name of the text file as a command line argument, opens the file, and then reads one character at a time and performs the matching as it goes through the file. Though this may not be the most efficient way to read in the text file, since all three algorithms implement it in a similar way, it shouldn't affect the run-time comparisons.</text:p>
      <text:p text:style-name="P9"/>
      <text:p text:style-name="P5"><text:span text:style-name="T2">-</text:span><text:span text:style-name="T4">Naive/Brute Force Algorithm:</text:span></text:p>
      <text:p text:style-name="P5"/>
      <text:p text:style-name="P7"><text:span text:style-name="T4">-</text:span><text:span text:style-name="T1">Rabin-Karp Algorithm:</text:span></text:p>
      <text:p text:style-name="P7"/>
      <text:p text:style-name="P7"><text:span text:style-name="T4">-</text:span><text:span text:style-name="T1">KMP Algorithm:</text:span><text:span text:style-name="T4"> The algorithm takes two command line arguments; the pattern to be searched for, and the name of the text file in which it will search for the pattern. It starts by checking for the correct number of arguments and insuring that the file can be opened correctly. It then creates a failure table for the pattern by looping through the pattern one character at a time and looking for prefixes that will match suffixes.</text:span></text:p>
      <text:p text:style-name="P7"><text:span text:style-name="T4">Once the failure table is created it begins reading in one character at a time from the text file and matching it against the pattern. Anytime the character from the text doesn't match the character from the pattern, the pointer to the pattern is set back to whatever index is stored in the failure table for that specific character.</text:span></text:p>
      <text:p text:style-name="P7"><text:span text:style-name="T4">Whenever a match is found, the counter is incremented and the program prints at what point in the text file a match was found. Once the program has reached the end of the text file, it prints out how many matches were found, and exits.</text:span></text:p>
      <text:p text:style-name="P7"/>
      <text:p text:style-name="P11">Performance Analysis:</text:p>
      <text:p text:style-name="P9"/>
      <text:p text:style-name="P5"><text:span text:style-name="T2">-</text:span><text:span text:style-name="T4">Data Sets:</text:span><text:span text:style-name="T2"> </text:span><text:span text:style-name="T3">We chose to use three different data sets to test the algorithms, each meant to represent one of the three main usages of string matching algorithms. The first is a collection of searches on the standard English alphabet, specifically on the novel </text:span><text:span text:style-name="T5">Moby </text:span><text:span text:style-name="T7">Dick. The search patterns ranged from simple patterns that appeared multiple times across the text as well as more complicated patterns that were only meant to be found once in the text. </text:span></text:p>
      <text:p text:style-name="P6"><text:span text:style-name="T6">The second data set we choose to test against was a binary file using only an alphabet of two characters, 1 and 0. Once more, our searched patterns consisted of both long, sparsely found strings and short, densly found strings. [ADD MORE DETAILS]</text:span></text:p>
      <text:p text:style-name="P6"><text:span text:style-name="T6">Our final data set was against a DNA sequence. [ADD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4:34:17.125662508</meta:creation-date>
    <dc:date>2016-11-24T15:13:50.105858389</dc:date>
    <meta:editing-duration>PT1H34M31S</meta:editing-duration>
    <meta:editing-cycles>3</meta:editing-cycles>
    <meta:generator>LibreOffice/4.2.8.2$Linux_X86_64 LibreOffice_project/420m0$Build-2</meta:generator>
    <meta:document-statistic meta:table-count="0" meta:image-count="0" meta:object-count="0" meta:page-count="1" meta:paragraph-count="17" meta:word-count="475" meta:character-count="2795" meta:non-whitespace-character-count="2335"/>
  </office:meta>
</office:document-meta>
</file>